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ize="16pt" fo:font-weight="bold" officeooo:rsid="000c001c" officeooo:paragraph-rsid="000c001c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se Preparar para a Chegada do seu Novo Amigo de Quatro Patas</text:p>
      <text:p text:style-name="P1">Explore dicas práticas para encontrar o pet perfeito que se encaixe no estilo de vida e necessidades da sua família, garantindo uma adoção bem-sucedida.</text:p>
      <text:p text:style-name="P1"/>
      <text:p text:style-name="Text_20_body"><text:tab/>Adotar um pet é um momento emocionante e gratificante, mas também requer um bom planejamento e preparação para garantir que a transição para sua nova casa seja suave e bem-sucedida. Nesta postagem, vamos compartilhar algumas dicas importantes para ajudá-lo a se preparar para a chegada do seu novo amigo de quatro patas.</text:p>
      <text:list text:style-name="L2">
        <text:list-item>
          <text:p text:style-name="Text_20_body"><text:span text:style-name="T1">Pesquise a Espécie e Raça:</text:span> Antes de adotar um pet, pesquise sobre a espécie e raça que você está considerando. Cada animal tem necessidades específicas, e é importante entender suas características para garantir que você possa oferecer o melhor cuidado possível.</text:p>
        </text:list-item>
        <text:list-item>
          <text:p text:style-name="Text_20_body"><text:span text:style-name="T1">Prepare o Espaço em Casa:</text:span> Crie um espaço seguro e acolhedor para o novo pet em sua casa. Isso inclui providenciar uma cama confortável, tigelas para comida e água, brinquedos adequados e, se necessário, uma caixa de areia ou tapete higiênico.</text:p>
        </text:list-item>
        <text:list-item>
          <text:p text:style-name="Text_20_body"><text:span text:style-name="T1">Estabeleça uma Rotina:</text:span> Pets prosperam em rotinas consistentes. Antes mesmo de o pet chegar, comece a estabelecer uma rotina para alimentação, passeios, brincadeiras e horários de descanso. Isso ajudará o pet a se sentir seguro e adaptar-se mais facilmente à nova casa.</text:p>
        </text:list-item>
        <text:list-item>
          <text:p text:style-name="Text_20_body"><text:span text:style-name="T1">Faça Compras Antecipadas:</text:span> Faça uma lista de itens essenciais para o seu pet e faça as compras antecipadamente. Alimentos adequados, produtos de higiene, coleira, guia e outros acessórios são itens básicos que você precisará ter em mãos.</text:p>
        </text:list-item>
        <text:list-item>
          <text:p text:style-name="Text_20_body"><text:span text:style-name="T1">Prepare-se para o Veterinário:</text:span> Marque uma consulta com o veterinário logo após a chegada do pet. Um check-up completo é essencial para garantir que ele esteja saudável e em dia com as vacinas.</text:p>
        </text:list-item>
        <text:list-item>
          <text:p text:style-name="Text_20_body"><text:span text:style-name="T1">Ajuste sua Casa:</text:span> Certifique-se de que sua casa esteja segura para o novo pet. Identifique possíveis pontos de fuga, remova plantas tóxicas ou objetos perigosos e assegure-se de que janelas e portas estejam bem fechadas.</text:p>
        </text:list-item>
        <text:list-item>
          <text:p text:style-name="Text_20_body"><text:span text:style-name="T1">Acolha com Carinho:</text:span> Quando o pet chegar, dê a ele tempo para se adaptar ao novo ambiente. Permita que ele explore a casa aos poucos e ofereça-lhe carinho e afeto para que ele se sinta seguro e protegido.</text:p>
        </text:list-item>
        <text:list-item>
          <text:p text:style-name="Text_20_body"><text:span text:style-name="T1">Tenha Paciência:</text:span> A adaptação do pet pode levar tempo, e é normal que ele se sinta um pouco ansioso nos primeiros dias. Tenha paciência e ofereça-lhe muito amor e compreensão.</text:p>
        </text:list-item>
        <text:list-item>
          <text:p text:style-name="Text_20_body"><text:span text:style-name="T1">Introduza-o aos Poucos:</text:span> Se você já tem outros pets em casa, faça uma introdução gradual e supervisionada para garantir que todos se sintam confortáveis e aceitem o novo membro da família.</text:p>
        </text:list-item>
        <text:list-item>
          <text:p text:style-name="Text_20_body"><text:span text:style-name="T1">Celebre a Jornada:</text:span> A chegada de um novo pet é um momento especial para celebrar. Tire muitas fotos, compartilhe a notícia com amigos e familiares e desfrute da companhia do seu novo amigo de quatro patas.</text:p>
        </text:list-item>
      </text:list>
      <text:p text:style-name="Text_20_body"><text:soft-page-break/><text:tab/>Adotar um pet é uma decisão que traz alegria e responsabilidade. Com o planejamento adequado e amoroso, você estará pronto para receber seu novo amigo de patas em sua casa e oferecer-lhe uma vida repleta de amor, cuidado e felicidade. Aproveite essa jornada incrível de companheirismo e descubra como a presença de um pet pode transformar sua vida de maneira inesquecíve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20:45:09.615000000</meta:creation-date>
    <dc:date>2023-08-04T11:20:23.966000000</dc:date>
    <meta:editing-duration>PT1H8M28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14" meta:word-count="524" meta:character-count="3119" meta:non-whitespace-character-count="2617"/>
  </office:meta>
</office:document-meta>
</file>